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e6e6e6" draw:textarea-horizontal-align="center" draw:textarea-vertical-align="middle"/>
    </style:style>
    <style:style style:name="gr2" style:family="graphic" style:parent-style-name="standard">
      <style:graphic-properties draw:stroke="none" draw:fill="solid" draw:fill-color="#e6e6e6" fo:min-height="7.59cm"/>
    </style:style>
    <style:style style:name="gr3" style:family="graphic" style:parent-style-name="standard">
      <style:graphic-properties draw:stroke="none" draw:fill="none" draw:fill-color="#ffffff" fo:min-height="0.4cm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none" draw:textarea-horizontal-align="center" draw:textarea-vertical-align="middle"/>
    </style:style>
    <style:style style:name="gr7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 style:text-autospace="none"/>
    </style:style>
    <style:style style:name="P3" style:family="paragraph">
      <style:paragraph-properties fo:margin-left="0cm" fo:margin-right="0cm" fo:text-indent="0cm" style:text-autospace="none"/>
      <style:text-properties fo:color="#000000" fo:font-family="Monospace" fo:font-size="10pt" style:font-family-asian="Monospace" style:font-size-asian="10pt" style:font-family-complex="Monospace" style:font-size-complex="10pt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10pt"/>
    </style:style>
    <style:style style:name="P6" style:family="paragraph">
      <style:text-properties fo:font-size="15pt"/>
    </style:style>
    <style:style style:name="P7" style:family="paragraph">
      <style:text-properties fo:font-size="28pt"/>
    </style:style>
    <style:style style:name="P8" style:family="paragraph">
      <style:paragraph-properties fo:margin-left="0.6cm" fo:margin-right="0cm" fo:text-indent="-0.6cm"/>
    </style:style>
    <style:style style:name="T1" style:family="text">
      <style:text-properties fo:color="#000000" fo:font-family="Monospace" fo:font-size="10pt" style:font-family-asian="Monospace" style:font-size-asian="10pt" style:font-family-complex="Monospace" style:font-size-complex="10pt"/>
    </style:style>
    <style:style style:name="T2" style:family="text">
      <style:text-properties fo:font-size="10pt"/>
    </style:style>
    <style:style style:name="T3" style:family="text">
      <style:text-properties fo:font-size="15pt"/>
    </style:style>
    <style:style style:name="T4" style:family="text">
      <style:text-properties fo:font-size="2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rect draw:style-name="gr1" draw:text-style-name="P1" draw:layer="layout" svg:width="8.847cm" svg:height="11.296cm" svg:x="7.028cm" svg:y="5.027cm">
          <text:p text:style-name="P4"/>
        </draw:rect>
        <draw:frame draw:style-name="gr2" draw:text-style-name="P3" draw:layer="layout" svg:width="4.947cm" svg:height="11.395cm" svg:x="16.93cm" svg:y="5.051cm">
          <draw:text-box>
            <text:p text:style-name="P2"><text:span text:style-name="T1">RES</text:span></text:p>
            <text:p text:style-name="P2"><text:span text:style-name="T1">1b:a-dglc-HEX-1:5</text:span></text:p>
            <text:p text:style-name="P2"><text:span text:style-name="T1">2b:a-dman-HEX-1:5</text:span></text:p>
            <text:p text:style-name="P2"><text:span text:style-name="T1">3b:a-dgal-HEX-1:5</text:span></text:p>
            <text:p text:style-name="P2"><text:span text:style-name="T1">4a:a1</text:span></text:p>
            <text:p text:style-name="P2"><text:span text:style-name="T1">5b:a-lgal-HEX-0:0|6:d</text:span></text:p>
            <text:p text:style-name="P2"><text:span text:style-name="T1">6b:a-dgal-HEX-0:0|6:d</text:span></text:p>
            <text:p text:style-name="P2"><text:span text:style-name="T1">LIN</text:span></text:p>
            <text:p text:style-name="P2"><text:span text:style-name="T1">1:1o(2+1)2d</text:span></text:p>
            <text:p text:style-name="P2"><text:span text:style-name="T1">2:2o(2+1)3d</text:span></text:p>
            <text:p text:style-name="P2"><text:span text:style-name="T1">3:3o(2+1)4d</text:span></text:p>
            <text:p text:style-name="P2"><text:span text:style-name="T1">4:4o(2+1)5d</text:span></text:p>
            <text:p text:style-name="P2"><text:span text:style-name="T1">5:4o(3+1)6d</text:span></text:p>
            <text:p text:style-name="P2"><text:span text:style-name="T1">ALT</text:span></text:p>
            <text:p text:style-name="P2"><text:span text:style-name="T1">ALT1</text:span></text:p>
            <text:p text:style-name="P2"><text:span text:style-name="T1">ALTSUBGRAPH1</text:span></text:p>
            <text:p text:style-name="P2"><text:span text:style-name="T1">LEAD-IN RES:7</text:span></text:p>
            <text:p text:style-name="P2"><text:span text:style-name="T1">LEAD-OUT RES:7+5|7+6|</text:span></text:p>
            <text:p text:style-name="P2"><text:span text:style-name="T1">RES</text:span></text:p>
            <text:p text:style-name="P2"><text:span text:style-name="T1">7b:b-dgal-HEX-1:5</text:span></text:p>
            <text:p text:style-name="P2"><text:span text:style-name="T1">ALTSUBGRAPH2</text:span></text:p>
            <text:p text:style-name="P2"><text:span text:style-name="T1">LEAD-IN RES:8</text:span></text:p>
            <text:p text:style-name="P2"><text:span text:style-name="T1">LEAD-OUT RES:8+5|9+6|</text:span></text:p>
            <text:p text:style-name="P2"><text:span text:style-name="T1">RES</text:span></text:p>
            <text:p text:style-name="P2"><text:span text:style-name="T1">8b:b-dglc-HEX-1:5</text:span></text:p>
            <text:p text:style-name="P2"><text:span text:style-name="T1">9b:b-dido-HEX-1:5</text:span></text:p>
            <text:p text:style-name="P2"><text:span text:style-name="T1">LIN</text:span></text:p>
            <text:p text:style-name="P2"><text:span text:style-name="T1">6:8o(2+1)9d</text:span></text:p>
          </draw:text-box>
        </draw:frame>
        <draw:frame draw:style-name="gr3" draw:text-style-name="P3" draw:layer="layout" svg:width="3.465cm" svg:height="0.65cm" svg:x="9.844cm" svg:y="5.284cm">
          <draw:text-box>
            <text:p text:style-name="P2"><text:span text:style-name="T1">a-dglcp</text:span></text:p>
          </draw:text-box>
        </draw:frame>
        <draw:custom-shape draw:style-name="gr4" draw:text-style-name="P1" draw:layer="layout" svg:width="0.11cm" svg:height="0.689cm" svg:x="10.594cm" svg:y="5.922cm">
          <text:p text:style-name="P4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5" draw:layer="layout" svg:width="1.01cm" svg:height="0.645cm" svg:x="10.786cm" svg:y="5.896cm">
          <draw:text-box>
            <text:p text:style-name="P4"><text:span text:style-name="T2">2-1</text:span></text:p>
          </draw:text-box>
        </draw:frame>
        <draw:frame draw:style-name="gr3" draw:text-style-name="P3" draw:layer="layout" svg:width="3.465cm" svg:height="0.65cm" svg:x="9.856cm" svg:y="6.695cm">
          <draw:text-box>
            <text:p text:style-name="P2"><text:span text:style-name="T1">a-dmanp</text:span></text:p>
          </draw:text-box>
        </draw:frame>
        <draw:custom-shape draw:style-name="gr4" draw:text-style-name="P1" draw:layer="layout" svg:width="0.11cm" svg:height="0.689cm" svg:x="10.595cm" svg:y="7.323cm">
          <text:p text:style-name="P4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5" draw:layer="layout" svg:width="1.01cm" svg:height="0.645cm" svg:x="10.787cm" svg:y="7.297cm">
          <draw:text-box>
            <text:p text:style-name="P4"><text:span text:style-name="T2">2-1</text:span></text:p>
          </draw:text-box>
        </draw:frame>
        <draw:frame draw:style-name="gr3" draw:text-style-name="P3" draw:layer="layout" svg:width="3.465cm" svg:height="0.65cm" svg:x="9.856cm" svg:y="8.095cm">
          <draw:text-box>
            <text:p text:style-name="P2"><text:span text:style-name="T1">a-dgalp</text:span></text:p>
          </draw:text-box>
        </draw:frame>
        <draw:custom-shape draw:style-name="gr4" draw:text-style-name="P1" draw:layer="layout" svg:width="0.11cm" svg:height="0.689cm" svg:x="10.595cm" svg:y="8.723cm">
          <text:p text:style-name="P4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5" draw:layer="layout" svg:width="1.01cm" svg:height="0.645cm" svg:x="10.787cm" svg:y="8.697cm">
          <draw:text-box>
            <text:p text:style-name="P4"><text:span text:style-name="T2">2-1</text:span></text:p>
          </draw:text-box>
        </draw:frame>
        <draw:frame draw:style-name="gr3" draw:text-style-name="P3" draw:layer="layout" svg:width="2.231cm" svg:height="0.65cm" svg:x="8.082cm" svg:y="9.685cm">
          <draw:text-box>
            <text:p text:style-name="P2"><text:span text:style-name="T1">b-dgalp</text:span></text:p>
          </draw:text-box>
        </draw:frame>
        <draw:frame draw:style-name="gr3" draw:text-style-name="P3" draw:layer="layout" svg:width="2.037cm" svg:height="0.65cm" svg:x="11.138cm" svg:y="9.723cm">
          <draw:text-box>
            <text:p text:style-name="P2"><text:span text:style-name="T1">b-dglcp</text:span></text:p>
          </draw:text-box>
        </draw:frame>
        <draw:frame draw:style-name="gr5" draw:text-style-name="P6" draw:layer="layout" svg:width="1.294cm" svg:height="0.839cm" svg:x="10.02cm" svg:y="9.553cm">
          <draw:text-box>
            <text:p text:style-name="P4"><text:span text:style-name="T3">OR</text:span></text:p>
          </draw:text-box>
        </draw:frame>
        <draw:frame draw:style-name="gr5" draw:text-style-name="P7" draw:layer="layout" svg:width="1.158cm" svg:height="1.352cm" svg:x="5.944cm" svg:y="5.041cm">
          <draw:text-box>
            <text:p text:style-name="P4"><text:span text:style-name="T4">A</text:span></text:p>
          </draw:text-box>
        </draw:frame>
        <draw:frame draw:style-name="gr5" draw:text-style-name="P7" draw:layer="layout" svg:width="1.158cm" svg:height="1.352cm" svg:x="15.801cm" svg:y="4.903cm">
          <draw:text-box>
            <text:p text:style-name="P4"><text:span text:style-name="T4">B</text:span></text:p>
          </draw:text-box>
        </draw:frame>
        <draw:custom-shape draw:style-name="gr4" draw:text-style-name="P1" draw:layer="layout" svg:width="0.11cm" svg:height="0.689cm" draw:transform="rotate (1.5707963267946) translate (13.004cm 10.125cm)">
          <text:p text:style-name="P4"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5" draw:layer="layout" svg:width="1.01cm" svg:height="0.645cm" svg:x="12.77cm" svg:y="9.45cm">
          <draw:text-box>
            <text:p text:style-name="P4"><text:span text:style-name="T2">2-1</text:span></text:p>
          </draw:text-box>
        </draw:frame>
        <draw:frame draw:style-name="gr3" draw:text-style-name="P3" draw:layer="layout" svg:width="2.037cm" svg:height="0.65cm" svg:x="13.639cm" svg:y="9.723cm">
          <draw:text-box>
            <text:p text:style-name="P2"><text:span text:style-name="T1">b-didop</text:span></text:p>
          </draw:text-box>
        </draw:frame>
        <draw:rect draw:style-name="gr6" draw:text-style-name="P1" draw:layer="layout" svg:width="7.662cm" svg:height="0.855cm" svg:x="8.011cm" svg:y="9.536cm">
          <text:p text:style-name="P4"/>
        </draw:rect>
        <draw:frame draw:style-name="gr3" draw:text-style-name="P3" draw:layer="layout" svg:width="2.037cm" svg:height="0.65cm" svg:x="7.652cm" svg:y="11.279cm">
          <draw:text-box>
            <text:p text:style-name="P2"><text:span text:style-name="T1">LFuc</text:span></text:p>
          </draw:text-box>
        </draw:frame>
        <draw:frame draw:style-name="gr3" draw:text-style-name="P3" draw:layer="layout" svg:width="2.037cm" svg:height="0.65cm" svg:x="8.956cm" svg:y="11.279cm">
          <draw:text-box>
            <text:p text:style-name="P2"><text:span text:style-name="T1">DFuc</text:span></text:p>
          </draw:text-box>
        </draw:frame>
        <draw:custom-shape draw:style-name="gr4" draw:text-style-name="P1" draw:layer="layout" svg:width="0.11cm" svg:height="0.689cm" svg:x="8.195cm" svg:y="10.498cm">
          <text:p text:style-name="P4"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5" draw:layer="layout" svg:width="1.01cm" svg:height="0.645cm" svg:x="8.387cm" svg:y="10.498cm">
          <draw:text-box>
            <text:p text:style-name="P4"><text:span text:style-name="T2">2-1</text:span></text:p>
          </draw:text-box>
        </draw:frame>
        <draw:custom-shape draw:style-name="gr4" draw:text-style-name="P1" draw:layer="layout" svg:width="0.11cm" svg:height="0.689cm" svg:x="9.395cm" svg:y="10.498cm">
          <text:p text:style-name="P4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5" draw:layer="layout" svg:width="1.01cm" svg:height="0.645cm" svg:x="9.587cm" svg:y="10.498cm">
          <draw:text-box>
            <text:p text:style-name="P4"><text:span text:style-name="T2">3-1</text:span></text:p>
          </draw:text-box>
        </draw:frame>
        <draw:frame draw:style-name="gr3" draw:text-style-name="P3" draw:layer="layout" svg:width="2.037cm" svg:height="0.65cm" svg:x="11.253cm" svg:y="11.28cm">
          <draw:text-box>
            <text:p text:style-name="P2"><text:span text:style-name="T1">LFuc</text:span></text:p>
          </draw:text-box>
        </draw:frame>
        <draw:frame draw:style-name="gr3" draw:text-style-name="P3" draw:layer="layout" svg:width="2.037cm" svg:height="0.65cm" svg:x="13.754cm" svg:y="11.238cm">
          <draw:text-box>
            <text:p text:style-name="P2"><text:span text:style-name="T1">DFuc</text:span></text:p>
          </draw:text-box>
        </draw:frame>
        <draw:custom-shape draw:style-name="gr4" draw:text-style-name="P1" draw:layer="layout" svg:width="0.11cm" svg:height="0.689cm" svg:x="11.796cm" svg:y="10.499cm">
          <text:p text:style-name="P4"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5" draw:layer="layout" svg:width="1.01cm" svg:height="0.645cm" svg:x="11.988cm" svg:y="10.499cm">
          <draw:text-box>
            <text:p text:style-name="P4"><text:span text:style-name="T2">2-1</text:span></text:p>
          </draw:text-box>
        </draw:frame>
        <draw:custom-shape draw:style-name="gr4" draw:text-style-name="P1" draw:layer="layout" svg:width="0.11cm" svg:height="0.689cm" svg:x="14.296cm" svg:y="10.499cm">
          <text:p text:style-name="P4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5" draw:layer="layout" svg:width="1.01cm" svg:height="0.645cm" svg:x="14.488cm" svg:y="10.499cm">
          <draw:text-box>
            <text:p text:style-name="P4"><text:span text:style-name="T2">3-1</text:span></text:p>
          </draw:text-box>
        </draw:frame>
        <presentation:notes draw:style-name="dp2">
          <draw:page-thumbnail draw:style-name="gr7" draw:layer="layout" svg:width="14.848cm" svg:height="11.135cm" svg:x="3.07cm" svg:y="2.257cm" draw:page-number="1" presentation:class="page"/>
          <draw:frame presentation:style-name="pr1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'Albany AMT'" style:font-pitch-asian="variable" style:font-size-asian="24pt" style:language-asian="none" style:country-asian="none" style:font-family-complex="'Albany AMT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'Albany AMT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Albany AMT'" style:font-family-generic="roman" style:font-pitch="variable" fo:font-size="44pt" fo:font-style="normal" fo:text-shadow="none" style:text-underline-style="none" fo:font-weight="normal" style:font-family-asian="'Albany AMT'" style:font-pitch-asian="variable" style:font-size-asian="44pt" style:font-style-asian="normal" style:font-weight-asian="normal" style:font-family-complex="'Albany AMT'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Albany AMT'" style:font-pitch-asian="variable" style:font-size-asian="32pt" style:font-style-asian="normal" style:font-weight-asian="normal" style:font-family-complex="'Albany AMT'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font-family-asian="'Albany AMT'" style:font-pitch-asian="variable" style:font-size-asian="20pt" style:font-style-asian="normal" style:font-weight-asian="normal" style:font-family-complex="'Albany AMT'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Albany AMT'" style:font-pitch-asian="variable" style:font-size-asian="32pt" style:font-style-asian="normal" style:font-weight-asian="normal" style:font-family-complex="'Albany AMT'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2" draw:layer="backgroundobjects" svg:width="12.889cm" svg:height="1.04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9cm" svg:height="1.048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9cm" svg:height="1.048cm" svg:x="0cm" svg:y="19.94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9cm" svg:height="1.048cm" svg:x="16.811cm" svg:y="19.94cm">
        <draw:text-box>
          <text:p text:style-name="P3"><text:span text:style-name="T1"><text:page-number>1</text:page-number></text:span></text:p>
        </draw:text-box>
      </draw:frame>
    </style:handout-master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5cm" svg:y="19.131cm" presentation:class="page-number">
        <draw:text-box>
          <text:p text:style-name="P4"><text:span text:style-name="T1"><text:page-number>1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cm" svg:y="2.257cm" presentation:class="page"/>
        <draw:frame presentation:style-name="Standard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2" draw:layer="backgroundobjects" svg:width="9.108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08cm" svg:height="1.484cm" svg:x="11.88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08cm" svg:height="1.484cm" svg:x="0cm" svg:y="28.216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08cm" svg:height="1.484cm" svg:x="11.88cm" svg:y="28.216cm" presentation:class="page-number">
          <draw:text-box>
            <text:p text:style-name="P4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7-04-23T14:29:41</meta:creation-date>
    <dc:date>2007-06-08T11:58:59</dc:date>
    <dc:language>de-DE</dc:language>
    <meta:editing-cycles>3</meta:editing-cycles>
    <meta:editing-duration>PT15M38S</meta:editing-duration>
    <meta:user-defined meta:name="Info 1"/>
    <meta:user-defined meta:name="Info 2"/>
    <meta:user-defined meta:name="Info 3"/>
    <meta:user-defined meta:name="Info 4"/>
    <meta:document-statistic meta:object-count="55"/>
  </office:meta>
</office:document-meta>
</file>